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[NAME], [STREET], [PLZ_WITH_LOCATION]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[LOCATION]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[JOB_TITLE]</text:h>
      <text:p text:style-name="P12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11"><text:span text:style-name="T4"><text:tab/><text:tab/></text:span><text:span text:style-name="T7">[NAME]</text:span></text:p>
      <text:p text:style-name="P3"><text:tab/><text:tab/></text:p>
      <text:p text:style-name="P2"><text:span text:style-name="Highlighted_20_with_20_gray_20_Char"><text:span text:style-name="T6">[SHORT_DESCRIPTION]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experience-section">
        <text:p text:style-name="P7"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0">[CV_UNIT_COMPANY]</text:span></text:span></text:p>
        <text:list xml:id="list3679271273" text:style-name="LS4">
          <text:list-header>
            <text:p text:style-name="P21">[CV_UNIT_CONTENT]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education-section">
        <text:p text:style-name="P8"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1">[CV_UNIT_COMPANY]</text:span></text:span></text:p>
        <text:list xml:id="list114405386077374" text:continue-numbering="true" text:style-name="LS4">
          <text:list-header>
            <text:p text:style-name="P22">[CV_UNIT_CONTENT]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skills-section">
        <text:p text:style-name="P8"><text:span text:style-name="T6"><text:tab/><text:tab/></text:span><text:span text:style-name="Color_20_Caps_20_Expanded"><text:span text:style-name="T9">[CV_UNIT_NAME]</text:span></text:span></text:p>
        <text:list xml:id="list114405516387606" text:continue-numbering="true" text:style-name="LS4">
          <text:list-header>
            <text:p text:style-name="P22">[CV_UNIT_CONTENT]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section text:style-name="Sect1" text:name="reserve1-section">
        <text:p text:style-name="P28"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1">[CV_UNIT_COMPANY]</text:span></text:span></text:p>
        <text:list xml:id="list114403890841860" text:continue-numbering="true" text:style-name="LS4">
          <text:list-header>
            <text:p text:style-name="P23">[CV_UNIT_CONTENT]</text:p>
          </text:list-header>
        </text:list>
        <text:p text:style-name="P24"/>
      </text:section>
      <text:p text:style-name="P26"/>
      <text:h text:style-name="P20" text:outline-level="1">RESERVE 2</text:h>
      <text:p text:style-name="P27"/>
      <text:p text:style-name="P27"/>
      <text:section text:style-name="Sect1" text:name="reserve2-section">
        <text:p text:style-name="P28"><text:soft-page-break/><text:span text:style-name="T6"><text:tab/></text:span><text:span text:style-name="White_20_Font"><text:span text:style-name="T5">[CV_UNIT_START_DATE_MONTH_YEAR] - [CV_UNIT_END_DATE_MONTH_YEAR] </text:span></text:span><text:span text:style-name="T6"><text:tab/></text:span><text:span text:style-name="Color_20_Caps_20_Expanded"><text:span text:style-name="T9">[CV_UNIT_NAME] - </text:span></text:span><text:span text:style-name="Color_20_Caps_20_Expanded"><text:span text:style-name="T11">[CV_UNIT_COMPANY]</text:span></text:span></text:p>
        <text:list xml:id="list114403823486998" text:continue-numbering="true" text:style-name="LS4">
          <text:list-header>
            <text:p text:style-name="P23">[CV_UNIT_CONTENT]</text:p>
          </text:list-header>
        </text:list>
        <text:p text:style-name="P24"/>
      </text:section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PHONE] </text:span>| <text:span text:style-name="MT1">[EMAIL]</text:span> <text:span text:style-name="MT2">| [LOCALIZED_BIRTH_DAY] | </text:span><text:span text:style-name="MT3">[PLZ_WITH_LOCATION]</text:span><text:span text:style-name="MT2"> | [NATIONALITY] | [MARITAL_STATUS]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